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Heading_20_3">
      <style:paragraph-properties fo:text-align="center" style:justify-single-word="false"/>
      <style:text-properties fo:font-size="18pt" style:font-size-asian="18pt" style:font-size-complex="18pt"/>
    </style:style>
    <style:style style:name="P7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start" style:justify-single-word="false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text-align="start" style:justify-single-word="false"/>
      <style:text-properties fo:font-variant="normal" fo:text-transform="none" fo:color="#eb613d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11" style:family="paragraph" style:parent-style-name="Text_20_body" style:list-style-name="L1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fo:color="#000000" style:font-name="Liberation Serif" fo:letter-spacing="normal" fo:font-style="normal" fo:font-weight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T5" style:family="text">
      <style:text-properties fo:color="#eb613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3"><text:bookmark text:name="section-104.1"/>104.1 Create partitions and filesystems</text:h>
      <text:p text:style-name="P1"/>
      <text:p text:style-name="P2">Configure disk partitions and create filesystems or swap space on media such as hard disks, and design a disk partitioning scheme for a Linux system. Tasks include understanding the different types of common Linux filesystems, and allocating filesystems and swap space to separate partitions or disks.</text:p>
      <text:p text:style-name="P2"/>
      <text:p text:style-name="P4">Block device is an abstraction layer for storage devices</text:p>
      <text:p text:style-name="P4">ls -l dev → b for block (hdd, ssd, cdrom etc …), c for character (terminal etc …)</text:p>
      <text:p text:style-name="P4"/>
      <text:p text:style-name="P4">The partition table of a disk will contain info about the beginning and the end of the different partitions, the type of partition and also if its a bootable one or not. It will be possible, as a root, to check this partition table with the fdisk tool.<text:line-break/>The star character means that the partition is bootable.<text:line-break/><text:line-break/>Ext2 = used in early versions of linux<text:line-break/>ext3 = ext 2 + journaling<text:line-break/>ext4 = ext3 for larger filesystems<text:line-break/>ReiserFS = good for a lot of small files</text:p>
      <text:p text:style-name="P4">vfat = fat32<text:line-break/>Other tools like parted/gparted to have more attractive interface for partitions management<text:line-break/><text:line-break/></text:p>
      <text:p text:style-name="P2">fdisk ( for 'fixed disk' or cfisk which is more beautiful)</text:p>
      <text:p text:style-name="P4">fdisk -l /dev/sda = list partitions from sda<text:line-break/>allow user to edit partition table : create or remove partitions<text:line-break/>dont forget to backup data and boot from live cd or usb to ensure that partitions are no in use already<text:line-break/>edit partition table : fdisk /dev/sda (opens menu)</text:p>
      <text:p text:style-name="P4">m = help<text:line-break/>a = sets a bootable flag</text:p>
      <text:p text:style-name="P4">p = displays existing partitions for disk</text:p>
      <text:p text:style-name="P4">n= new partition =&gt; select logical(l) or primary (p) =&gt; select number =&gt; set first cylinder or size</text:p>
      <text:p text:style-name="P4">t = change partition type =&gt; select partition number =&gt; code (listed with L option)</text:p>
      <text:p text:style-name="P4">q = quit without saving</text:p>
      <text:p text:style-name="P4">v = verify and w = write</text:p>
      <text:p text:style-name="P2"/>
      <text:p text:style-name="P2">mkfs</text:p>
      <text:p text:style-name="P4">create filesystem<text:line-break/>ext2 = mkfs.ext2 = -type ext2 = mk2fs<text:line-break/>ext3 = mkfs.ext3<text:line-break/>ext4 = mkfs.ext4<text:line-break/><text:soft-page-break/>ReiserFS = mkfs.reiserfs<text:line-break/>list of installed ones = ls /sbin/mk*</text:p>
      <text:p text:style-name="P4">create ext3 fs = mkfs -t ext3 /dev/sda8µ<text:line-break/>UUID = universal unique identifier<text:line-break/><text:line-break/>display UUID of disk : blkid /dev/sda8<text:line-break/>use GPT instead of MBR layout (display only) : gdisk -l /dev/sdc</text:p>
      <text:p text:style-name="P5"><text:span text:style-name="T3">create GPT and a partition : gdisk /dev/sdc<text:line-break/>create ext4 partition : </text:span><text:span text:style-name="Strong_20_Emphasis"><text:span text:style-name="T3">mkfs -t ext4 -L IAN-USB32 /dev/sdc1</text:span></text:span></text:p>
      <text:p text:style-name="P5"><text:span text:style-name="T3">create xfs fs : </text:span><text:span text:style-name="Strong_20_Emphasis"><text:span text:style-name="T3">mkfs -t xfs -i size=512 /dev/sda8</text:span></text:span></text:p>
      <text:p text:style-name="P5"><text:span text:style-name="T3">create vfat(fat32) fs : </text:span><text:span text:style-name="Strong_20_Emphasis"><text:span text:style-name="T3">mkfs -t vfat /dev/sda9</text:span></text:span></text:p>
      <text:p text:style-name="P5"><text:span text:style-name="Strong_20_Emphasis"><text:span text:style-name="T3"/></text:span></text:p>
      <text:p text:style-name="P5"><text:span text:style-name="Strong_20_Emphasis"><text:span text:style-name="T4">mke2fs</text:span></text:span><text:span text:style-name="Strong_20_Emphasis"><text:span text:style-name="T3"><text:line-break/>creates a Linux ext2, ext3 and ext4 FS</text:span></text:span></text:p>
      <text:p text:style-name="P2"><text:line-break/></text:p>
      <text:p text:style-name="P9">mkswap</text:p>
      <text:p text:style-name="P4">create swap space</text:p>
      <text:p text:style-name="P7">mkswap /dev/sda4</text:p>
      <text:p text:style-name="P2"><text:span text:style-name="T1">enable swap space : swapon &lt;&gt; swapoff to disable<text:line-break/>and create an entry in fstab to keep it permanently (genfstab or manually ?)</text:span><text:line-break/></text:p>
      <text:p text:style-name="P2">Objectives</text:p>
      <text:p text:style-name="P3">Use various mkfs commands to set up partitions and create various filesystems such as:</text:p>
      <text:list xml:id="list7373081181" text:style-name="L1">
        <text:list-header>
          <text:p text:style-name="P11">ext2/ext3/ext4</text:p>
          <text:p text:style-name="P11">xfs</text:p>
          <text:p text:style-name="P11">reiserfs v3</text:p>
          <text:p text:style-name="P11">vfat</text:p>
        </text:list-header>
      </text:list>
      <text:p text:style-name="P2"/>
      <text:p text:style-name="P2">Todo<text:line-break/><text:span text:style-name="T1">Learn more about GPT (GUID Partition Table) and MBR (Master Boot Record) layers<text:line-break/>Train to create mkfs<text:line-break/></text:span></text:p>
      <text:p text:style-name="P5"><text:span text:style-name="T2">Sources<text:line-break/></text:span><text:span text:style-name="T3">Partitions : </text:span><text:a xlink:type="simple" xlink:href="http://www.tldp.org/LDP/sag/html/partitions.html">http://www.tldp.org/LDP/sag/html/partitions.html</text:a><text:span text:style-name="T3"><text:line-break/>Speedup SSD by aligning partitions : </text:span><text:a xlink:type="simple" xlink:href="http://lifehacker.com/5837769/make-sure-your-partitions-are-correctly-aligned-for-optimal-solid-state-drive-performance">http://lifehacker.com/5837769/make-sure-your-partitions-are-correctly-aligned-for-optimal-solid-state-drive-performance</text:a><text:span text:style-name="T3"><text:line-break/>Disk alignment : </text:span><text:a xlink:type="simple" xlink:href="http://homepage.ntlworld.com./jonathan.deboynepollard/FGA/disc-partition-alignment.html">http://homepage.ntlworld.com./jonathan.deboynepollard/FGA/disc-partition-alignment.html</text:a><text:line-break/>4kb sector disks : http://www.ibm.com/developerworks/linux/library/l-4kb-sector-disks/<text:line-break/><text:span text:style-name="T3"><text:line-break/><text:line-break/><text:line-break/></text:span><text:span text:style-name="T4">Questions</text:span></text:p>
      <text:p text:style-name="P4">1. Typing fdisk -l /dev/sda on a Linux computer with an MBR disk produces a listing </text:p>
      <text:p text:style-name="P4"><text:soft-page-break/>of four partitions: /dev/sda1, /dev/sda2, /dev/sda5, and /dev/sda6. Which of the </text:p>
      <text:p text:style-name="P4">following is true? </text:p>
      <text:p text:style-name="P4">A. The disk contains two primary partitions and two extended partitions. </text:p>
      <text:p text:style-name="P4">B. <text:span text:style-name="T5">Either /dev/sda1 or /dev/sda2 is an extended partition. </text:span></text:p>
      <text:p text:style-name="P4">C. The partition table is corrupted; there should be a /dev/sda3 and a /dev/sda4 before </text:p>
      <text:p text:style-name="P4"><text:s text:c="5"/>/dev/sda5. </text:p>
      <text:p text:style-name="P4">D. If you add a /dev/sda3 with fdisk, /dev/sda5 will become /dev/sda6 and /dev/ </text:p>
      <text:p text:style-name="P4"><text:s text:c="2"/>sda6 will become /dev/sda7. </text:p>
      <text:p text:style-name="P4">E.Both /dev/sda1 and /dev/sda2 are logical partitions. </text:p>
      <text:p text:style-name="P4"/>
      <text:p text:style-name="P4">2.A new Linux administrator plans to create a system with separate /home, /usr/local, and </text:p>
      <text:p text:style-name="P4">/etc partitions, in addition to the root (/) partition. Which of the following best describes </text:p>
      <text:p text:style-name="P4">this configuration? </text:p>
      <text:p text:style-name="P4">A. The system won’t boot because critical boot-time files reside in /home. </text:p>
      <text:p text:style-name="P4">B. The system will boot, but /usr/local won’t be available because mounted partitions </text:p>
      <text:p text:style-name="P4"><text:s/>must be mounted directly off their parent partition, not in a subdirectory. </text:p>
      <text:p text:style-name="P4">C. The system will boot only if the /home partition is on a separate physical disk from the </text:p>
      <text:p text:style-name="P4"><text:s text:c="5"/>/usr/local partition. </text:p>
      <text:p text:style-name="P4">D. The system will boot and operate correctly, provided each partition is large enough for </text:p>
      <text:p text:style-name="P4"><text:s text:c="2"/>its intended use. </text:p>
      <text:p text:style-name="P4">E. <text:span text:style-name="T5">The system won’t boot because /etc contains configuration files necessary to mount </text:span></text:p>
      <text:p text:style-name="P4"><text:span text:style-name="T5"><text:s/>non-root partitions.</text:span><text:line-break/><text:line-break/> 3. Which of the following directories is most likely to be placed on its own hard disk parti- </text:p>
      <text:p text:style-name="P4">tion? </text:p>
      <text:p text:style-name="P4">A. /bin </text:p>
      <text:p text:style-name="P4">B. /sbin </text:p>
      <text:p text:style-name="P4">C. /mnt </text:p>
      <text:p text:style-name="P4">D. <text:span text:style-name="T5">/home</text:span> </text:p>
      <text:p text:style-name="P4">E. /dev <text:line-break/><text:line-break/>4. You run Linux’s fdisk and modify your partition layout. Before exiting the program, </text:p>
      <text:p text:style-name="P4">you realize that you’ve been working on the wrong disk. What can you do to correct this </text:p>
      <text:p text:style-name="P4">problem? </text:p>
      <text:p text:style-name="P4">A. Nothing; the damage is done, so you’ll have to recover data from a backup. </text:p>
      <text:p text:style-name="P4">B. Type w to exit fdisk without saving changes to disk. </text:p>
      <text:p text:style-name="P4">C. <text:span text:style-name="T5">Type q to exit fdisk without saving changes to disk.</text:span> </text:p>
      <text:p text:style-name="P4">D. Type u repeatedly to undo the operations you’ve made in error. </text:p>
      <text:p text:style-name="P4"><text:soft-page-break/>E. Type t to undo all the changes and return to the original disk state. </text:p>
      <text:p text:style-name="P4"/>
      <text:p text:style-name="P4">5. What does the following command accomplish? </text:p>
      <text:p text:style-name="P4"># mkfs -t ext2 /dev/sda4 </text:p>
      <text:p text:style-name="P4">A. It sets the partition table type code for /dev/sda4 to ext2. </text:p>
      <text:p text:style-name="P4">B. It converts a FAT partition into an ext2fs partition without damaging the partition’s </text:p>
      <text:p text:style-name="P4"><text:s text:c="4"/>existing files. </text:p>
      <text:p text:style-name="P4">C. Nothing; the -t option isn’t valid, and so it causes mkfs to abort its operation. </text:p>
      <text:p text:style-name="P4">D. It converts an ext2 filesystem to an ext4 filesystem. </text:p>
      <text:p text:style-name="P4">E. <text:span text:style-name="T5">It creates a new ext2 filesystem on /dev/sda4, overwriting any existing filesystem and </text:span></text:p>
      <text:p text:style-name="P10"><text:s text:c="2"/>data. </text:p>
      <text:p text:style-name="P4"/>
      <text:p text:style-name="P4">6. Which of the following best summarizes the differences between DOS’s FDISK and Linux’s </text:p>
      <text:p text:style-name="P4">fdisk? </text:p>
      <text:p text:style-name="P4">A. Linux’s fdisk is a simple clone of DOS’s FDISK but written to work from Linux rather </text:p>
      <text:p text:style-name="P4">than from DOS or Windows. </text:p>
      <text:p text:style-name="P4">B. <text:span text:style-name="T5">The two are completely independent programs that accomplish similar goals, although </text:span></text:p>
      <text:p text:style-name="P10"><text:s text:c="2"/>Linux’s fdisk is more flexible. </text:p>
      <text:p text:style-name="P4">C. DOS’s FDISK uses GUI controls, whereas Linux’s fdisk uses a command-line interface, </text:p>
      <text:p text:style-name="P4"><text:s text:c="6"/>but they have similar functionality. </text:p>
      <text:p text:style-name="P4">D. Despite their similar names, they’re completely different tools—DOS’s FDISK handles </text:p>
      <text:p text:style-name="P4"><text:s text:c="8"/>disk partitioning, whereas Linux’s fdisk formats floppy disks. </text:p>
      <text:p text:style-name="P4">E. DOS’s FDISK manages GPT disks whereas Linux’s fdisk manages MBR disks. 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4-07-28T12:08:33</meta:creation-date>
    <dc:date>2014-08-31T11:59:32</dc:date>
    <dc:creator>David </dc:creator>
    <meta:editing-duration>PT21H32M36S</meta:editing-duration>
    <meta:editing-cycles>81</meta:editing-cycles>
    <meta:generator>LibreOffice/3.5$Linux_X86_64 LibreOffice_project/350m1$Build-2</meta:generator>
    <meta:document-statistic meta:table-count="0" meta:image-count="0" meta:object-count="0" meta:page-count="4" meta:paragraph-count="89" meta:word-count="1016" meta:character-count="6276" meta:non-whitespace-character-count="5245"/>
  </office:meta>
</office:document-meta>
</file>